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194cm" table:align="left"/>
    </style:style>
    <style:style style:name="Tabela1.A" style:family="table-column">
      <style:table-column-properties style:column-width="0.459cm"/>
    </style:style>
    <style:style style:name="Tabela1.B" style:family="table-column">
      <style:table-column-properties style:column-width="14.736cm"/>
    </style:style>
    <style:style style:name="Tabela1.A1" style:family="table-cell">
      <style:table-cell-properties style:vertical-align="middle"/>
    </style:style>
    <style:style style:name="Tabela2" style:family="table">
      <style:table-properties style:width="10.612cm" table:align="left"/>
    </style:style>
    <style:style style:name="Tabela2.A" style:family="table-column">
      <style:table-column-properties style:column-width="0.247cm"/>
    </style:style>
    <style:style style:name="Tabela2.B" style:family="table-column">
      <style:table-column-properties style:column-width="10.365cm"/>
    </style:style>
    <style:style style:name="Tabela2.A1" style:family="table-cell">
      <style:table-cell-properties style:vertical-align="middle"/>
    </style:style>
    <style:style style:name="Tabela3" style:family="table">
      <style:table-properties style:width="17cm" table:align="left"/>
    </style:style>
    <style:style style:name="Tabela3.A" style:family="table-column">
      <style:table-column-properties style:column-width="0.459cm"/>
    </style:style>
    <style:style style:name="Tabela3.B" style:family="table-column">
      <style:table-column-properties style:column-width="16.542cm"/>
    </style:style>
    <style:style style:name="Tabela3.A1" style:family="table-cell">
      <style:table-cell-properties style:vertical-align="middle"/>
    </style:style>
    <style:style style:name="Tabela4" style:family="table">
      <style:table-properties style:width="12.453cm" table:align="left"/>
    </style:style>
    <style:style style:name="Tabela4.A" style:family="table-column">
      <style:table-column-properties style:column-width="0.247cm"/>
    </style:style>
    <style:style style:name="Tabela4.B" style:family="table-column">
      <style:table-column-properties style:column-width="12.206cm"/>
    </style:style>
    <style:style style:name="Tabela4.A1" style:family="table-cell">
      <style:table-cell-properties style:vertical-align="middle"/>
    </style:style>
    <style:style style:name="Tabela5" style:family="table">
      <style:table-properties style:width="17cm" table:align="left"/>
    </style:style>
    <style:style style:name="Tabela5.A" style:family="table-column">
      <style:table-column-properties style:column-width="0.459cm"/>
    </style:style>
    <style:style style:name="Tabela5.B" style:family="table-column">
      <style:table-column-properties style:column-width="16.542cm"/>
    </style:style>
    <style:style style:name="Tabela5.A1" style:family="table-cell">
      <style:table-cell-properties style:vertical-align="middle"/>
    </style:style>
    <style:style style:name="Tabela6" style:family="table">
      <style:table-properties style:width="11.934cm" table:align="left"/>
    </style:style>
    <style:style style:name="Tabela6.A" style:family="table-column">
      <style:table-column-properties style:column-width="0.247cm"/>
    </style:style>
    <style:style style:name="Tabela6.B" style:family="table-column">
      <style:table-column-properties style:column-width="11.688cm"/>
    </style:style>
    <style:style style:name="Tabela6.A1" style:family="table-cell">
      <style:table-cell-properties style:vertical-align="middle"/>
    </style:style>
    <style:style style:name="Tabela7" style:family="table">
      <style:table-properties style:width="12.654cm" table:align="left"/>
    </style:style>
    <style:style style:name="Tabela7.A" style:family="table-column">
      <style:table-column-properties style:column-width="0.459cm"/>
    </style:style>
    <style:style style:name="Tabela7.B" style:family="table-column">
      <style:table-column-properties style:column-width="12.196cm"/>
    </style:style>
    <style:style style:name="Tabela7.A1" style:family="table-cell">
      <style:table-cell-properties style:vertical-align="middle"/>
    </style:style>
    <style:style style:name="Tabela8" style:family="table">
      <style:table-properties style:width="13.077cm" table:align="left"/>
    </style:style>
    <style:style style:name="Tabela8.A" style:family="table-column">
      <style:table-column-properties style:column-width="0.247cm"/>
    </style:style>
    <style:style style:name="Tabela8.B" style:family="table-column">
      <style:table-column-properties style:column-width="12.831cm"/>
    </style:style>
    <style:style style:name="Tabela8.A1" style:family="table-cell">
      <style:table-cell-properties style:vertical-align="middl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al time notifications using Pusher in CakePHP 3</text:h>
      <text:p text:style-name="Quotations">When users trigger actions that requires heavy processing power in our applications, the best practice is to put those actions into a worker queue and process them later. When they are done, we then notify users. </text:p>
      <text:p text:style-name="Text_20_body">In this tutorial, we will demonstrate how to build the notification part of the process above. We will be using a service called Pusher, which allows us to send messages between server and client(application and browser) via WebSocket. </text:p>
      <text:p text:style-name="Text_20_body">For demonstration purpose, we will pretend that we are building a report system. When a user clicks the "Generate Report" button, a job is sent to a worker queue for processing, when the job is completed, we will send the user a notification message. </text:p>
      <text:h text:style-name="Heading_20_2" text:outline-level="2"><text:bookmark text:name="top"/>Table Of Content</text:h>
      <text:list xml:id="list2780081278" text:style-name="L1">
        <text:list-item>
          <text:p text:style-name="P4"><text:a xlink:type="simple" xlink:href="https://www.startutorial.com/articles/view/real-time-notifications-using-pusher-in-cakephp-3#toc_2" text:style-name="Internet_20_link" text:visited-style-name="Visited_20_Internet_20_Link">Websocket vs Ajax</text:a> </text:p>
        </text:list-item>
        <text:list-item>
          <text:p text:style-name="P4"><text:a xlink:type="simple" xlink:href="https://www.startutorial.com/articles/view/real-time-notifications-using-pusher-in-cakephp-3#toc_3" text:style-name="Internet_20_link" text:visited-style-name="Visited_20_Internet_20_Link">Pusher concept</text:a> </text:p>
        </text:list-item>
        <text:list-item>
          <text:p text:style-name="P4"><text:a xlink:type="simple" xlink:href="https://www.startutorial.com/articles/view/real-time-notifications-using-pusher-in-cakephp-3#toc_6" text:style-name="Internet_20_link" text:visited-style-name="Visited_20_Internet_20_Link">Pusher client</text:a> </text:p>
        </text:list-item>
        <text:list-item>
          <text:p text:style-name="P4"><text:a xlink:type="simple" xlink:href="https://www.startutorial.com/articles/view/real-time-notifications-using-pusher-in-cakephp-3#toc_7" text:style-name="Internet_20_link" text:visited-style-name="Visited_20_Internet_20_Link">Pusher credential</text:a> </text:p>
        </text:list-item>
        <text:list-item>
          <text:p text:style-name="P4"><text:a xlink:type="simple" xlink:href="https://www.startutorial.com/articles/view/real-time-notifications-using-pusher-in-cakephp-3#toc_8" text:style-name="Internet_20_link" text:visited-style-name="Visited_20_Internet_20_Link">Pusher Client API</text:a> </text:p>
        </text:list-item>
        <text:list-item>
          <text:p text:style-name="P4"><text:a xlink:type="simple" xlink:href="https://www.startutorial.com/articles/view/real-time-notifications-using-pusher-in-cakephp-3#toc_9" text:style-name="Internet_20_link" text:visited-style-name="Visited_20_Internet_20_Link">Authenticating user</text:a> </text:p>
        </text:list-item>
        <text:list-item>
          <text:p text:style-name="P4"><text:a xlink:type="simple" xlink:href="https://www.startutorial.com/articles/view/real-time-notifications-using-pusher-in-cakephp-3#toc_10" text:style-name="Internet_20_link" text:visited-style-name="Visited_20_Internet_20_Link">Publishing events</text:a> </text:p>
        </text:list-item>
        <text:list-item>
          <text:p text:style-name="P1"><text:a xlink:type="simple" xlink:href="https://www.startutorial.com/articles/view/real-time-notifications-using-pusher-in-cakephp-3#toc_11" text:style-name="Internet_20_link" text:visited-style-name="Visited_20_Internet_20_Link">The End</text:a> </text:p>
        </text:list-item>
      </text:list>
      <text:h text:style-name="Heading_20_2" text:outline-level="2"><text:bookmark text:name="toc_2"/>Websocket vs Ajax</text:h>
      <text:p text:style-name="Text_20_body">Before Websocket is implemented in major browsers. Ajax is used wildly for building real time web applications. </text:p>
      <text:p text:style-name="Text_20_body">In case you are not aware the differences between them. We list out some key points below:</text:p>
      <text:list xml:id="list3395282822" text:style-name="L2">
        <text:list-item>
          <text:p text:style-name="P5">Websocket provides a bi-directional communication channel between user's client and server. Whereas Ajax is a uni-directional client-side polling mechanism. </text:p>
        </text:list-item>
        <text:list-item>
          <text:p text:style-name="P2">When using ajax, we are sending requests to server periodically. Depends on the interval, it can result in large number of server hits, which can become the bottleneck easily. Whereas in websocket, a connection can last for a long time once it's established, which makes it a better fit for building real time web applications. </text:p>
        </text:list-item>
      </text:list>
      <text:h text:style-name="Heading_20_2" text:outline-level="2"><text:bookmark text:name="toc_3"/>Pusher concept</text:h>
      <text:p text:style-name="Text_20_body">Pusher is a web service helping develop real time web applications. The basic idea of Pusher is that, we send messages to Pusher server via its API, then Pusher will deliver those messages to our applications via websocket. Since Pusher takes care of all the infrastructure behind, it becomes very easy for us to build a real time web application. </text:p>
      <text:p text:style-name="Text_20_body"><text:soft-page-break/>Let's first clear some basic concepts in Pusher:</text:p>
      <text:h text:style-name="Heading_20_3" text:outline-level="3"><text:bookmark text:name="toc_4"/>Channel:</text:h>
      <text:p text:style-name="Text_20_body">The official definition of channel can found <text:a xlink:type="simple" xlink:href="https://pusher.com/docs/client_api_guide/client_channels" text:style-name="Internet_20_link" text:visited-style-name="Visited_20_Internet_20_Link">here</text:a>. So we won't go into details here. There are three types of channels in Pusher, they are public channel, private channel and presence channel. </text:p>
      <text:p text:style-name="Text_20_body">To help you pick up the concept quickly, we can imagine channels in Pusher as restricted groups. A channel can be accessed by everyone or certain people only depending on which type of channel we use. </text:p>
      <text:h text:style-name="Heading_20_3" text:outline-level="3"><text:bookmark text:name="toc_5"/>Event:</text:h>
      <text:p text:style-name="Text_20_body">The official definition of event can found <text:a xlink:type="simple" xlink:href="https://pusher.com/docs/client_api_guide/client_events" text:style-name="Internet_20_link" text:visited-style-name="Visited_20_Internet_20_Link">here</text:a>. So we won't repeat ourselves.</text:p>
      <text:p text:style-name="Text_20_body">Event is a very common and easy to understand concept. It is similar to events in jQuery, we can attach a listener to an event and the listener will be trigger whenever the event fires. In Pusher, an event is fired via Pusher API. </text:p>
      <text:h text:style-name="Heading_20_2" text:outline-level="2"><text:bookmark text:name="toc_6"/>Pusher client</text:h>
      <text:p text:style-name="Text_20_body">It's time to get our hands dirty. Inevitably we will need to communicate Pusher in our application. So let's start with building our Pusher client. </text:p>
      <text:p text:style-name="Text_20_body">Though Pusher provides an official PHP SDK, we prefer to keep our application code away from third party dependency as far as we can. To accomplish that, we can create a <text:span text:style-name="Strong_20_Emphasis">Client</text:span> interface and provide an official PHP SDK implementation.</text:p>
      <text:p text:style-name="Text_20_body">The Pusher client class only needs to do two things. And they are triggering Pusher events and authenticating private channel. </text:p>
      <text:p text:style-name="Text_20_body">So we can create a <text:span text:style-name="Strong_20_Emphasis">Client</text:span> interface as shown below:</text:p>
      <text:section text:style-name="Sect1" text:name="highlighter_121089">
        <text:p text:style-name="P3"><text:a xlink:type="simple" xlink:href="https://www.startutorial.com/articles/view/real-time-notifications-using-pusher-in-cakephp-3#" text:style-name="Internet_20_link" text:visited-style-name="Visited_20_Internet_20_Link">?</text:a></text:p>
        <table:table table:name="Tabela1" table:style-name="Tabela1">
          <table:table-column table:style-name="Tabela1.A"/>
          <table:table-column table:style-name="Tabela1.B"/>
          <table:table-row table:style-name="TableLine94204740785104">
            <table:table-cell table:style-name="Tabela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1.A1" office:value-type="string">
              <text:p text:style-name="Table_20_Contents"><text:span text:style-name="Source_20_Text">&lt;?php</text:span></text:p>
              <text:p text:style-name="Table_20_Contents"> </text:p>
              <text:p text:style-name="Table_20_Contents"><text:span text:style-name="Source_20_Text">namespace</text:span> <text:span text:style-name="Source_20_Text">App\Utility\Pusher;</text:span></text:p>
              <text:p text:style-name="Table_20_Contents"> </text:p>
              <text:p text:style-name="Table_20_Contents"> </text:p>
              <text:p text:style-name="Table_20_Contents"><text:span text:style-name="Source_20_Text">interface</text:span> <text:span text:style-name="Source_20_Text">Client</text:span></text:p>
              <text:p text:style-name="Table_20_Contents"><text:span text:style-name="Source_20_Text">{</text:span></text:p>
              <text:p text:style-name="Table_20_Contents"><text:span text:style-name="Source_20_Text">    public</text:span> <text:span text:style-name="Source_20_Text">function</text:span> <text:span text:style-name="Source_20_Text">publish($channel, $event, array</text:span> <text:span text:style-name="Source_20_Text">$data);</text:span></text:p>
              <text:p text:style-name="Table_20_Contents"> </text:p>
              <text:p text:style-name="Table_20_Contents"><text:span text:style-name="Source_20_Text">    public</text:span> <text:span text:style-name="Source_20_Text">function</text:span> <text:span text:style-name="Source_20_Text">authenticate($channelName, $socketId);</text:span></text:p>
              <text:p text:style-name="Table_20_Contents"><text:span text:style-name="Source_20_Text">}</text:span></text:p>
            </table:table-cell>
          </table:table-row>
        </table:table>
        <text:p text:style-name="Text_20_body"/>
      </text:section>
      <text:p text:style-name="Text_20_body">Before we create an implementation using Pusher PHP SDK, we need to install Pusher SDK source code, we can do so easily with Composer:</text:p>
      <text:section text:style-name="Sect1" text:name="highlighter_925980">
        <text:p text:style-name="P3"><text:a xlink:type="simple" xlink:href="https://www.startutorial.com/articles/view/real-time-notifications-using-pusher-in-cakephp-3#" text:style-name="Internet_20_link" text:visited-style-name="Visited_20_Internet_20_Link">?</text:a></text:p>
        <table:table table:name="Tabela2" table:style-name="Tabela2">
          <table:table-column table:style-name="Tabela2.A"/>
          <table:table-column table:style-name="Tabela2.B"/>
          <table:table-row table:style-name="TableLine94204727505344">
            <table:table-cell table:style-name="Tabela2.A1" office:value-type="string">
              <text:p text:style-name="Table_20_Contents">1</text:p>
            </table:table-cell>
            <table:table-cell table:style-name="Tabela2.A1" office:value-type="string">
              <text:p text:style-name="Table_20_Contents"><text:span text:style-name="Source_20_Text">composer require</text:span> <text:span text:style-name="Source_20_Text">pusher/pusher-php-server</text:span></text:p>
            </table:table-cell>
          </table:table-row>
        </table:table>
        <text:p text:style-name="Text_20_body"/>
      </text:section>
      <text:p text:style-name="Text_20_body"><text:soft-page-break/>The Pusher PHP SDK client is shown as below:</text:p>
      <text:section text:style-name="Sect1" text:name="highlighter_943215">
        <text:p text:style-name="P3"><text:a xlink:type="simple" xlink:href="https://www.startutorial.com/articles/view/real-time-notifications-using-pusher-in-cakephp-3#" text:style-name="Internet_20_link" text:visited-style-name="Visited_20_Internet_20_Link">?</text:a></text:p>
        <table:table table:name="Tabela3" table:style-name="Tabela3">
          <table:table-column table:style-name="Tabela3.A"/>
          <table:table-column table:style-name="Tabela3.B"/>
          <table:table-row table:style-name="TableLine94204779822096">
            <table:table-cell table:style-name="Tabela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able:table-cell>
            <table:table-cell table:style-name="Tabela3.A1" office:value-type="string">
              <text:p text:style-name="Table_20_Contents"><text:span text:style-name="Source_20_Text">&lt;?php</text:span></text:p>
              <text:p text:style-name="Table_20_Contents"> </text:p>
              <text:p text:style-name="Table_20_Contents"><text:span text:style-name="Source_20_Text">namespace</text:span> <text:span text:style-name="Source_20_Text">App\Utility\Pusher;</text:span></text:p>
              <text:p text:style-name="Table_20_Contents"> </text:p>
              <text:p text:style-name="Table_20_Contents"> </text:p>
              <text:p text:style-name="Table_20_Contents"><text:span text:style-name="Source_20_Text">class</text:span> <text:span text:style-name="Source_20_Text">PusherSdkClient implements</text:span> <text:span text:style-name="Source_20_Text">Client</text:span></text:p>
              <text:p text:style-name="Table_20_Contents"><text:span text:style-name="Source_20_Text">{</text:span></text:p>
              <text:p text:style-name="Table_20_Contents"><text:span text:style-name="Source_20_Text">    /**</text:span></text:p>
              <text:p text:style-name="Table_20_Contents"><text:span text:style-name="Source_20_Text">     * @var \Pusher</text:span></text:p>
              <text:p text:style-name="Table_20_Contents"><text:span text:style-name="Source_20_Text">     */</text:span></text:p>
              <text:p text:style-name="Table_20_Contents"><text:span text:style-name="Source_20_Text">    private</text:span> <text:span text:style-name="Source_20_Text">$pusher;</text:span></text:p>
              <text:p text:style-name="Table_20_Contents"> </text:p>
              <text:p text:style-name="Table_20_Contents"><text:span text:style-name="Source_20_Text">    /**</text:span></text:p>
              <text:p text:style-name="Table_20_Contents"><text:span text:style-name="Source_20_Text">     * PusherSdkClient constructor.</text:span></text:p>
              <text:p text:style-name="Table_20_Contents"><text:span text:style-name="Source_20_Text">     */</text:span></text:p>
              <text:p text:style-name="Table_20_Contents"><text:span text:style-name="Source_20_Text">    public</text:span> <text:span text:style-name="Source_20_Text">function</text:span> <text:span text:style-name="Source_20_Text">__construct($appKey, $appSecret, $appId)</text:span></text:p>
              <text:p text:style-name="Table_20_Contents"><text:span text:style-name="Source_20_Text">    {</text:span></text:p>
              <text:p text:style-name="Table_20_Contents"><text:span text:style-name="Source_20_Text">        $this-&gt;pusher = new</text:span> <text:span text:style-name="Source_20_Text">\Pusher($appKey, $appSecret, $appId);</text:span></text:p>
              <text:p text:style-name="Table_20_Contents"><text:span text:style-name="Source_20_Text">    }</text:span></text:p>
              <text:p text:style-name="Table_20_Contents"> </text:p>
              <text:p text:style-name="Table_20_Contents"><text:span text:style-name="Source_20_Text">    public</text:span> <text:span text:style-name="Source_20_Text">function</text:span> <text:span text:style-name="Source_20_Text">publish($channel, $event, array</text:span> <text:span text:style-name="Source_20_Text">$data)</text:span></text:p>
              <text:p text:style-name="Table_20_Contents"><text:span text:style-name="Source_20_Text">    {</text:span></text:p>
              <text:p text:style-name="Table_20_Contents"><text:span text:style-name="Source_20_Text">        return</text:span> <text:span text:style-name="Source_20_Text">$this-&gt;pusher-&gt;trigger($channel, $event, $data);</text:span></text:p>
              <text:p text:style-name="Table_20_Contents"><text:span text:style-name="Source_20_Text">    }</text:span></text:p>
              <text:p text:style-name="Table_20_Contents"> </text:p>
              <text:p text:style-name="Table_20_Contents"><text:span text:style-name="Source_20_Text">    public</text:span> <text:span text:style-name="Source_20_Text">function</text:span> <text:span text:style-name="Source_20_Text">authenticate($channelName, $socketId)</text:span></text:p>
              <text:p text:style-name="Table_20_Contents"><text:span text:style-name="Source_20_Text">    {</text:span></text:p>
              <text:p text:style-name="Table_20_Contents"><text:span text:style-name="Source_20_Text">        return</text:span> <text:span text:style-name="Source_20_Text">$this-&gt;pusher-&gt;socket_auth($channelName, $socketId);</text:span></text:p>
              <text:p text:style-name="Table_20_Contents"><text:span text:style-name="Source_20_Text">    }</text:span></text:p>
              <text:p text:style-name="Table_20_Contents"> </text:p>
              <text:p text:style-name="Table_20_Contents"><text:span text:style-name="Source_20_Text">}</text:span></text:p>
            </table:table-cell>
          </table:table-row>
        </table:table>
        <text:p text:style-name="Text_20_body"/>
      </text:section>
      <text:p text:style-name="Text_20_body">As we can see, it is nothing more than a wrapper class. </text:p>
      <text:h text:style-name="Heading_20_2" text:outline-level="2"><text:bookmark text:name="toc_7"/>Pusher credential</text:h>
      <text:p text:style-name="Text_20_body">To access Pusher API, we need to supply the access credentials as shown in <text:span text:style-name="Strong_20_Emphasis">PusherSdkClient</text:span> constructor.</text:p>
      <text:p text:style-name="Text_20_body">We should never supply the credentials directly to the <text:span text:style-name="Strong_20_Emphasis">PusherSdkClient</text:span> class. That way, our credentials will be exposed to anyone who gains access to the source code. </text:p>
      <text:p text:style-name="Text_20_body">In CakePHP 3, we can store the credentials in a local configuration file (<text:span text:style-name="Strong_20_Emphasis">config/app_loca.php</text:span>). Since it will be ignored by version control system, we are safe. </text:p>
      <text:p text:style-name="Text_20_body">Let's create the Pusher API access credentials in <text:span text:style-name="Strong_20_Emphasis">config/app_local.php</text:span> file as show below:</text:p>
      <text:section text:style-name="Sect1" text:name="highlighter_820734">
        <text:p text:style-name="P3"><text:a xlink:type="simple" xlink:href="https://www.startutorial.com/articles/view/real-time-notifications-using-pusher-in-cakephp-3#" text:style-name="Internet_20_link" text:visited-style-name="Visited_20_Internet_20_Link">?</text:a></text:p>
        <table:table table:name="Tabela4" table:style-name="Tabela4">
          <table:table-column table:style-name="Tabela4.A"/>
          <table:table-column table:style-name="Tabela4.B"/>
          <text:soft-page-break/>
          <table:table-row table:style-name="TableLine94204779884784">
            <table:table-cell table:style-name="Tabela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4.A1" office:value-type="string">
              <text:p text:style-name="Table_20_Contents"><text:span text:style-name="Source_20_Text">&lt;?php</text:span></text:p>
              <text:p text:style-name="Table_20_Contents"><text:span text:style-name="Source_20_Text">return</text:span> <text:span text:style-name="Source_20_Text">[</text:span></text:p>
              <text:p text:style-name="Table_20_Contents"><text:span text:style-name="Source_20_Text">    'Pusher'</text:span> <text:span text:style-name="Source_20_Text">=&gt; [</text:span></text:p>
              <text:p text:style-name="Table_20_Contents"><text:span text:style-name="Source_20_Text">        'appKey'</text:span> <text:span text:style-name="Source_20_Text">=&gt; 'your-pusher-app-key',</text:span></text:p>
              <text:p text:style-name="Table_20_Contents"><text:span text:style-name="Source_20_Text">        'appSecret'</text:span> <text:span text:style-name="Source_20_Text">=&gt; 'your-pusher-app-secret',</text:span></text:p>
              <text:p text:style-name="Table_20_Contents"><text:span text:style-name="Source_20_Text">        'appId'</text:span> <text:span text:style-name="Source_20_Text">=&gt; 'your-pusher-app-id'</text:span></text:p>
              <text:p text:style-name="Table_20_Contents"><text:span text:style-name="Source_20_Text">    ]</text:span></text:p>
              <text:p text:style-name="Table_20_Contents"><text:span text:style-name="Source_20_Text">];</text:span></text:p>
            </table:table-cell>
          </table:table-row>
        </table:table>
        <text:p text:style-name="Text_20_body"/>
      </text:section>
      <text:h text:style-name="Heading_20_2" text:outline-level="2"><text:bookmark text:name="toc_8"/>Pusher Client API</text:h>
      <text:p text:style-name="Text_20_body">To listen to Pusher events sent by Pusher server, we need to create a JavaScript Pusher object that listens to Pusher events and reacts to them via JavaScript anonymous functions. </text:p>
      <text:p text:style-name="Text_20_body">For demonstration purpose, we will simply alert a message containing a URL for downloading report from server. </text:p>
      <text:section text:style-name="Sect1" text:name="highlighter_339144">
        <text:p text:style-name="P3"><text:a xlink:type="simple" xlink:href="https://www.startutorial.com/articles/view/real-time-notifications-using-pusher-in-cakephp-3#" text:style-name="Internet_20_link" text:visited-style-name="Visited_20_Internet_20_Link">?</text:a></text:p>
        <table:table table:name="Tabela5" table:style-name="Tabela5">
          <table:table-column table:style-name="Tabela5.A"/>
          <table:table-column table:style-name="Tabela5.B"/>
          <table:table-row table:style-name="TableLine94204779928016">
            <table:table-cell table:style-name="Tabela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ela5.A1" office:value-type="string">
              <text:p text:style-name="Table_20_Contents"><text:span text:style-name="Source_20_Text">&lt;?php use</text:span> <text:span text:style-name="Source_20_Text">Cake\Core\Configure; ?&gt;</text:span></text:p>
              <text:p text:style-name="Table_20_Contents"> </text:p>
              <text:p text:style-name="Table_20_Contents"><text:span text:style-name="Source_20_Text">&lt;script src="</text:span><text:a xlink:type="simple" xlink:href="https://code.jquery.com/jquery-2.2.0.min.js" text:style-name="Internet_20_link" text:visited-style-name="Visited_20_Internet_20_Link"><text:span text:style-name="Source_20_Text">https://code.jquery.com/jquery-2.2.0.min.js</text:span></text:a><text:span text:style-name="Source_20_Text">"&gt;&lt;/script&gt;</text:span></text:p>
              <text:p text:style-name="Table_20_Contents"><text:span text:style-name="Source_20_Text">&lt;script src="</text:span><text:a xlink:type="simple" xlink:href="https://js.pusher.com/3.0/pusher.min.js" text:style-name="Internet_20_link" text:visited-style-name="Visited_20_Internet_20_Link"><text:span text:style-name="Source_20_Text">https://js.pusher.com/3.0/pusher.min.js</text:span></text:a><text:span text:style-name="Source_20_Text">"&gt;&lt;/script&gt;</text:span></text:p>
              <text:p text:style-name="Table_20_Contents"><text:span text:style-name="Source_20_Text">&lt;script&gt;</text:span></text:p>
              <text:p text:style-name="Table_20_Contents"><text:span text:style-name="Source_20_Text">    var</text:span> <text:span text:style-name="Source_20_Text">pusher = new</text:span> <text:span text:style-name="Source_20_Text">Pusher('&lt;?= Configure::read('Pusher.appKey');?&gt;', {</text:span></text:p>
              <text:p text:style-name="Table_20_Contents"><text:span text:style-name="Source_20_Text">    encrypted: true,</text:span></text:p>
              <text:p text:style-name="Table_20_Contents"><text:span text:style-name="Source_20_Text">    authEndpoint: '&lt;?= $this-&gt;Url-&gt;build(['controller' =&gt; 'Reports', 'action' =&gt; 'auth']);?&gt;'</text:span></text:p>
              <text:p text:style-name="Table_20_Contents"><text:span text:style-name="Source_20_Text">    });</text:span></text:p>
              <text:p text:style-name="Table_20_Contents"><text:span text:style-name="Source_20_Text">    </text:span> </text:p>
              <text:p text:style-name="Table_20_Contents"><text:span text:style-name="Source_20_Text">    var</text:span> <text:span text:style-name="Source_20_Text">channel = pusher.subscribe('private-account-1');</text:span></text:p>
              <text:p text:style-name="Table_20_Contents"><text:span text:style-name="Source_20_Text">    </text:span> </text:p>
              <text:p text:style-name="Table_20_Contents"><text:span text:style-name="Source_20_Text">    channel.bind('report-ready', function</text:span> <text:span text:style-name="Source_20_Text">(data) {</text:span></text:p>
              <text:p text:style-name="Table_20_Contents"><text:span text:style-name="Source_20_Text">        alert('Your report is ready, download it from: '</text:span> <text:span text:style-name="Source_20_Text">+ data.url);</text:span></text:p>
              <text:p text:style-name="Table_20_Contents"><text:span text:style-name="Source_20_Text">    });</text:span></text:p>
              <text:p text:style-name="Table_20_Contents"><text:span text:style-name="Source_20_Text">&lt;/script&gt;</text:span></text:p>
            </table:table-cell>
          </table:table-row>
        </table:table>
        <text:p text:style-name="Text_20_body"/>
      </text:section>
      <text:p text:style-name="Text_20_body">As you can see, we have kept the code to the minimum. First a <text:span text:style-name="Strong_20_Emphasis">Pusher</text:span> object is created, then it creates a <text:span text:style-name="Strong_20_Emphasis">Channel</text:span> object by subscribing to a private <text:span text:style-name="Strong_20_Emphasis">Pusher</text:span> channel. At last we bind a "report-ready" listener to the <text:span text:style-name="Strong_20_Emphasis">Channel</text:span> object. </text:p>
      <text:h text:style-name="Heading_20_2" text:outline-level="2"><text:bookmark text:name="toc_9"/>Authenticating user</text:h>
      <text:p text:style-name="Text_20_body">One thing we did not clear out in previous step is the authentication part. This is where we can put our custom authentication logic. For example, we can check if the login user has access to the Pusher channel he is requesting. </text:p>
      <text:p text:style-name="Text_20_body"><text:soft-page-break/>In previous step, we set the authentication end point to <text:span text:style-name="Strong_20_Emphasis">Reports::auth</text:span> action, let's implement the action.</text:p>
      <text:p text:style-name="Text_20_body">We will use <text:span text:style-name="Strong_20_Emphasis">PusherSdkClient</text:span> class in <text:span text:style-name="Strong_20_Emphasis">ReportsController</text:span>, the simplest way is to include via <text:span text:style-name="Strong_20_Emphasis">initialize</text:span> method:</text:p>
      <text:section text:style-name="Sect1" text:name="highlighter_529152">
        <text:p text:style-name="P3"><text:a xlink:type="simple" xlink:href="https://www.startutorial.com/articles/view/real-time-notifications-using-pusher-in-cakephp-3#" text:style-name="Internet_20_link" text:visited-style-name="Visited_20_Internet_20_Link">?</text:a></text:p>
        <table:table table:name="Tabela6" table:style-name="Tabela6">
          <table:table-column table:style-name="Tabela6.A"/>
          <table:table-column table:style-name="Tabela6.B"/>
          <table:table-row table:style-name="TableLine94204779972560">
            <table:table-cell table:style-name="Tabela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6.A1" office:value-type="string">
              <text:p text:style-name="Table_20_Contents"><text:span text:style-name="Source_20_Text">public</text:span> <text:span text:style-name="Source_20_Text">function</text:span> <text:span text:style-name="Source_20_Text">initialize()</text:span></text:p>
              <text:p text:style-name="Table_20_Contents"><text:span text:style-name="Source_20_Text">{</text:span></text:p>
              <text:p text:style-name="Table_20_Contents"><text:span text:style-name="Source_20_Text">    $this-&gt;pusherClient = new</text:span> <text:span text:style-name="Source_20_Text">PusherSdkClient(</text:span></text:p>
              <text:p text:style-name="Table_20_Contents"><text:span text:style-name="Source_20_Text">        Configure::read('Pusher.appKey'),</text:span></text:p>
              <text:p text:style-name="Table_20_Contents"><text:span text:style-name="Source_20_Text">        Configure::read('Pusher.appSecret'),</text:span></text:p>
              <text:p text:style-name="Table_20_Contents"><text:span text:style-name="Source_20_Text">        Configure::read('Pusher.appId')</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Next we implement the <text:span text:style-name="Strong_20_Emphasis">auth</text:span> action. In <text:span text:style-name="Strong_20_Emphasis">auth</text:span> action, we can inject our custom authentication logic. To reject a request, we can simply throw an exception. </text:p>
      <text:p text:style-name="Text_20_body">For demonstration purpose, we will allow access to everyone. </text:p>
      <text:section text:style-name="Sect1" text:name="highlighter_183953">
        <text:p text:style-name="P3"><text:a xlink:type="simple" xlink:href="https://www.startutorial.com/articles/view/real-time-notifications-using-pusher-in-cakephp-3#" text:style-name="Internet_20_link" text:visited-style-name="Visited_20_Internet_20_Link">?</text:a></text:p>
        <table:table table:name="Tabela7" table:style-name="Tabela7">
          <table:table-column table:style-name="Tabela7.A"/>
          <table:table-column table:style-name="Tabela7.B"/>
          <table:table-row table:style-name="TableLine94204780057600">
            <table:table-cell table:style-name="Tabela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ela7.A1" office:value-type="string">
              <text:p text:style-name="Table_20_Contents"><text:span text:style-name="Source_20_Text">public</text:span> <text:span text:style-name="Source_20_Text">function</text:span> <text:span text:style-name="Source_20_Text">auth()</text:span></text:p>
              <text:p text:style-name="Table_20_Contents"><text:span text:style-name="Source_20_Text">{</text:span></text:p>
              <text:p text:style-name="Table_20_Contents"><text:span text:style-name="Source_20_Text">    $this-&gt;autoRender = false;</text:span></text:p>
              <text:p text:style-name="Table_20_Contents"> </text:p>
              <text:p text:style-name="Table_20_Contents"><text:span text:style-name="Source_20_Text">    //custom authentication logic</text:span></text:p>
              <text:p text:style-name="Table_20_Contents"> </text:p>
              <text:p text:style-name="Table_20_Contents"><text:span text:style-name="Source_20_Text">    $result</text:span> <text:span text:style-name="Source_20_Text">= $this-&gt;pusherClient-&gt;authenticate(</text:span></text:p>
              <text:p text:style-name="Table_20_Contents"><text:span text:style-name="Source_20_Text">        $this-&gt;request-&gt;data('channel_name'),</text:span></text:p>
              <text:p text:style-name="Table_20_Contents"><text:span text:style-name="Source_20_Text">        $this-&gt;request-&gt;data('socket_id')</text:span></text:p>
              <text:p text:style-name="Table_20_Contents"><text:span text:style-name="Source_20_Text">    );;</text:span></text:p>
              <text:p text:style-name="Table_20_Contents"> </text:p>
              <text:p text:style-name="Table_20_Contents"><text:span text:style-name="Source_20_Text">    $this-&gt;response-&gt;type('json');</text:span></text:p>
              <text:p text:style-name="Table_20_Contents"><text:span text:style-name="Source_20_Text">    $this-&gt;response-&gt;body($result);</text:span></text:p>
              <text:p text:style-name="Table_20_Contents"><text:span text:style-name="Source_20_Text">}</text:span></text:p>
            </table:table-cell>
          </table:table-row>
        </table:table>
        <text:p text:style-name="Text_20_body"/>
      </text:section>
      <text:h text:style-name="Heading_20_2" text:outline-level="2"><text:bookmark text:name="toc_10"/>Publishing events</text:h>
      <text:p text:style-name="Text_20_body">This is the last step. We will publish a <text:span text:style-name="Strong_20_Emphasis">report-ready</text:span> event from server. </text:p>
      <text:p text:style-name="Text_20_body">Practically this event will be published by a job queue handler when a job is completed. We will skip the job queue part in this tutorial and show how to publish events only. </text:p>
      <text:p text:style-name="Text_20_body">Publishing an event is straightforward since we have already created the Pusher client:</text:p>
      <text:section text:style-name="Sect1" text:name="highlighter_551129">
        <text:p text:style-name="P3"><text:a xlink:type="simple" xlink:href="https://www.startutorial.com/articles/view/real-time-notifications-using-pusher-in-cakephp-3#" text:style-name="Internet_20_link" text:visited-style-name="Visited_20_Internet_20_Link">?</text:a></text:p>
        <table:table table:name="Tabela8" table:style-name="Tabela8">
          <table:table-column table:style-name="Tabela8.A"/>
          <table:table-column table:style-name="Tabela8.B"/>
          <table:table-row table:style-name="TableLine94204780096832">
            <table:table-cell table:style-name="Tabela8.A1" office:value-type="string">
              <text:p text:style-name="Table_20_Contents">1</text:p>
              <text:p text:style-name="Table_20_Contents">2</text:p>
              <text:p text:style-name="Table_20_Contents">3</text:p>
              <text:p text:style-name="Table_20_Contents">4</text:p>
              <text:p text:style-name="Table_20_Contents">5</text:p>
              <text:p text:style-name="Table_20_Contents"><text:soft-page-break/>6</text:p>
              <text:p text:style-name="Table_20_Contents">7</text:p>
            </table:table-cell>
            <table:table-cell table:style-name="Tabela8.A1" office:value-type="string">
              <text:p text:style-name="Table_20_Contents"><text:span text:style-name="Source_20_Text">$this-&gt;pusherClient-&gt;publish(</text:span></text:p>
              <text:p text:style-name="Table_20_Contents"><text:span text:style-name="Source_20_Text">    'private-account-1',</text:span></text:p>
              <text:p text:style-name="Table_20_Contents"><text:span text:style-name="Source_20_Text">    'report-ready',</text:span></text:p>
              <text:p text:style-name="Table_20_Contents"><text:span text:style-name="Source_20_Text">    [</text:span></text:p>
              <text:p text:style-name="Table_20_Contents"><text:span text:style-name="Source_20_Text">        'url'</text:span> <text:span text:style-name="Source_20_Text">=&gt; '</text:span><text:a xlink:type="simple" xlink:href="http://fake_url_to_download_pdf/" text:style-name="Internet_20_link" text:visited-style-name="Visited_20_Internet_20_Link"><text:span text:style-name="Source_20_Text">http://fake_url_to_download_pdf</text:span></text:a><text:span text:style-name="Source_20_Text">'</text:span></text:p>
              <text:p text:style-name="Table_20_Contents"><text:soft-page-break/><text:span text:style-name="Source_20_Text">    ]</text:span></text:p>
              <text:p text:style-name="Table_20_Contents"><text:span text:style-name="Source_20_Text">);</text:span></text:p>
            </table:table-cell>
          </table:table-row>
        </table:table>
        <text:p text:style-name="Text_20_body"/>
      </text:section>
      <text:h text:style-name="Heading_20_2" text:outline-level="2"><text:bookmark text:name="toc_11"/>The End</text:h>
      <text:p text:style-name="Text_20_body">In this tutorial, we demonstrate how to use Pusher in CakePHP 3 to build a real time notification system. Pusher utilises Websocket to send data between server and client's browsers, it is a very efficient way to build a real time application. </text:p>
      <text:p text:style-name="Standard"><text:a xlink:type="simple" xlink:href="https://www.startutorial.com/articles/view/real-time-notifications-using-pusher-in-cakephp-3" text:style-name="Internet_20_link" text:visited-style-name="Visited_20_Internet_20_Link">https://www.startutorial.com/articles/view/real-time-notifications-using-pusher-in-cakephp-3</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14:54:39.985679634</meta:creation-date>
    <dc:date>2021-05-12T14:55:21.791907290</dc:date>
    <meta:editing-duration>PT43S</meta:editing-duration>
    <meta:editing-cycles>1</meta:editing-cycles>
    <meta:document-statistic meta:table-count="8" meta:image-count="0" meta:object-count="0" meta:page-count="6" meta:paragraph-count="257" meta:word-count="1284" meta:character-count="8307" meta:non-whitespace-character-count="6952"/>
    <meta:generator>LibreOffice/6.4.7.2$Linux_X86_64 LibreOffice_project/40$Build-2</meta:generator>
  </office:meta>
</office:document-meta>
</file>